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29000004450CC4F751.png"/>
  <manifest:file-entry manifest:media-type="image/png" manifest:full-path="Pictures/10000201000000C900000069D8B575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4" style:family="paragraph" style:parent-style-name="IGLUES._20_Centrado" style:master-page-name="iglues_5f_0_20_blanca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IGLUES._20_Centrado"/>
      <text:p text:style-name="IGLUES._20_Centrado"/>
      <text:p text:style-name="IGLUES._20_Centrado"/>
      <text:p text:style-name="IGLUES._20_Centrado"/>
      <text:p text:style-name="IGLUES._20_Centrado">DOCUMENTOS DE ESTILO</text:p>
      <text:p text:style-name="IGLUES._20_Centrado"/>
      <text:p text:style-name="IGLUES._20_Centra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Nimbus Roman No9 L1" svg:font-family="'Nimbus Roman No9 L'" style:font-pitch="variable"/>
    <style:font-face style:name="Nimbus Sans L" svg:font-family="'Nimbus Sans L'" style:font-adornments="Predeterminad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3" fo:text-indent="0.499cm" style:auto-text-indent="true" style:page-number="auto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 style:master-page-name="">
      <style:paragraph-properties style:page-number="auto"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0.5pt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master-page-name="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color="#000080" fo:font-size="12pt" fo:font-weight="bold" style:letter-kerning="true" fo:hyphenate="false" fo:hyphenation-remain-char-count="3" fo:hyphenation-push-char-count="2"/>
    </style:style>
    <style:style style:name="IGLUES._20_Lista" style:display-name="IGLUES. Lista" style:family="paragraph" style:parent-style-name="Standard" style:master-page-name="">
      <style:paragraph-properties fo:margin-left="0.499cm" fo:margin-right="0cm" fo:hyphenation-ladder-count="3" style:register-true="false" fo:text-indent="0cm" style:auto-text-indent="false" style:page-number="auto"/>
      <style:text-properties style:letter-kerning="true" fo:hyphenate="fals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 fo:background-color="transparent">
        <style:tab-stops/>
        <style:background-image/>
      </style:paragraph-properties>
      <style:text-properties style:letter-kerning="tru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>
      <style:text-properties fo:font-style="italic" fo:font-weight="normal" style:letter-kerning="true"/>
    </style:style>
    <style:style style:name="IGLUES._20_Comandos" style:display-name="IGLUES. Comandos" style:family="paragraph" style:parent-style-name="IGLUES._20_Parrafo" style:next-style-name="IGLUES._20_Parrafo" style:master-page-name="">
      <style:paragraph-properties fo:margin-left="0.499cm" fo:margin-right="0.499cm" fo:text-align="start" style:justify-single-word="false" fo:hyphenation-ladder-count="3" fo:text-indent="0cm" style:auto-text-indent="false" style:page-number="auto" fo:background-color="transparent" fo:padding="0.049cm" fo:border="0.035cm solid #000080">
        <style:tab-stops/>
        <style:background-image/>
      </style:paragraph-properties>
      <style:text-properties style:font-name="Nimbus Sans L" fo:font-size="10.5pt" fo:hyphenate="false" fo:hyphenation-remain-char-count="3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glues_5f_1_20_Portadilla" style:display-name="iglues_1 Portadilla" style:page-layout-name="Mpm2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4" text:anchor-type="as-char" svg:width="6.706cm" svg:height="3.508cm" draw:z-index="0"><draw:image xlink:href="Pictures/1000020100000829000004450CC4F751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3"/>
    <style:master-page style:name="iglues_5f_2_20_Capitulo_20_-_20_primera_20_pagina" style:display-name="iglues_2 Capitulo - primera pagina" style:page-layout-name="Mpm4" style:next-style-name="iglues_5f_3_20_Capitulo_20_-_20_recto-verso"/>
    <style:master-page style:name="iglues_5f_3_20_Capitulo_20_-_20_recto-verso" style:display-name="iglues_3 Capitulo - recto-verso" style:page-layout-name="Mpm5">
      <style:header>
        <text:p text:style-name="MP2"><draw:frame draw:style-name="Mfr3" draw:name="Imagen2" text:anchor-type="paragraph" svg:x="0.062cm" svg:y="0cm" svg:width="2.281cm" svg:height="1.191cm" draw:z-index="0"><draw:image xlink:href="Pictures/10000201000000C900000069D8B5756D.png" xlink:type="simple" xlink:show="embed" xlink:actuate="onLoad"/></draw:frame><text:title/><text:initial-creator/></text:p>
        <text:p text:style-name="MP2"><text:span text:style-name="MT2"><text:tab/>—</text:span> <text:initial-creator/><text:user-defined text:name="Info 1"/> <text:span text:style-name="MT2">—<text:tab/></text:span><text:span text:style-name="MT3"><text:page-number text:select-page="current"/></text:span></text:p>
      </style:header>
      <style:header-left>
        <text:p text:style-name="MP3"><draw:frame draw:style-name="Mfr3" draw:name="Imagen1" text:anchor-type="paragraph" svg:x="10.273cm" svg:y="0cm" svg:width="2.408cm" svg:height="1.258cm" draw:z-index="0"><draw:image xlink:href="Pictures/10000201000000C900000069D8B5756D.png" xlink:type="simple" xlink:show="embed" xlink:actuate="onLoad"/></draw:frame><text:span text:style-name="MT3"><text:title/></text:span><text:span text:style-name="MT3"><text:initial-creator/></text:span></text:p>
        <text:p text:style-name="MP3"><text:span text:style-name="MT3"><text:page-number text:select-page="current"/></text:span><text:span text:style-name="MT2"><text:tab/>—</text:span> <text:initial-creator/><text:user-defined text:name="Info 1"/> <text:span text:style-name="MT2">—<text:tab/></text:span></text:p>
      </style:header-left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2-18T22:29:05</meta:creation-date>
    <dc:date>2005-02-28T20:07:12</dc:date>
    <dc:language>es-ES</dc:language>
    <meta:editing-cycles>7</meta:editing-cycles>
    <meta:editing-duration>PT28M55S</meta:editing-duration>
    <meta:document-statistic meta:character-count="111" meta:image-count="3" meta:object-count="0" meta:page-count="1" meta:paragraph-count="15" meta:table-count="0" meta:word-count="14"/>
    <meta:user-defined meta:name="Info 1"/>
    <meta:user-defined meta:name="Info 2"/>
    <meta:user-defined meta:name="Info 3"/>
    <meta:user-defined meta:name="Info 4"/>
  </office:meta>
</office:document-meta>
</file>